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C000000583E1BDC0B72D0F3F4.png" manifest:media-type="image/png"/>
  <manifest:file-entry manifest:full-path="Pictures/10000000000000B0000000649DD66EC13C9BF1CE.png" manifest:media-type="image/png"/>
  <manifest:file-entry manifest:full-path="Pictures/100000000000005C0000006FD820130028911176.png" manifest:media-type="image/png"/>
  <manifest:file-entry manifest:full-path="Pictures/1000000000000068000000519B0E54FAFE347D98.png" manifest:media-type="image/png"/>
  <manifest:file-entry manifest:full-path="Pictures/100000000000007E00000025293D653C061BC3EF.png" manifest:media-type="image/png"/>
  <manifest:file-entry manifest:full-path="Pictures/10000000000000C1000000413CBEF16D644CCF27.png" manifest:media-type="image/png"/>
  <manifest:file-entry manifest:full-path="Pictures/10000000000001B0000000F8AC6A8A73832B8916.png" manifest:media-type="image/png"/>
  <manifest:file-entry manifest:full-path="Pictures/100000000000012D0000018FB5BD8538F9D91F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" svg:stroke-width="0.081cm" svg:stroke-color="#000000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223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43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dash" draw:stroke-dash="Double_20_Dash" svg:stroke-width="0.081cm" svg:stroke-color="#ff0000" draw:marker-start-width="0.321cm" draw:marker-end-width="0.321cm" svg:stroke-linecap="butt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ouble_20_Dash" svg:stroke-width="0.053cm" svg:stroke-color="#00a933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ouble_20_Dash" svg:stroke-width="0.053cm" svg:stroke-color="#00a933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Double_20_Dash" svg:stroke-width="0.053cm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fo:min-height="0.60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967cm" svg:y1="16.04cm" svg:x2="7.032cm" svg:y2="16.557cm" draw:start-shape="id1" draw:start-glue-point="2" svg:d="M2967 16040v509h4065v8" svg:viewBox="0 0 4066 518">
          <text:p/>
        </draw:connector>
        <draw:frame draw:style-name="gr2" draw:text-style-name="P1" draw:layer="layout" svg:width="7.961cm" svg:height="10.554cm" svg:x="5.739cm" svg:y="8.861cm">
          <draw:image xlink:href="Pictures/100000000000012D0000018FB5BD8538F9D91F31.png" xlink:type="simple" xlink:show="embed" xlink:actuate="onLoad" draw:mime-type="image/png">
            <text:p/>
          </draw:image>
        </draw:frame>
        <draw:frame draw:style-name="gr2" draw:text-style-name="P1" draw:layer="layout" svg:width="6.667cm" svg:height="3.827cm" svg:x="19.733cm" svg:y="14.652cm">
          <draw:image xlink:href="Pictures/10000000000001B0000000F8AC6A8A73832B8916.png" xlink:type="simple" xlink:show="embed" xlink:actuate="onLoad" draw:mime-type="image/png">
            <text:p/>
          </draw:image>
        </draw:frame>
        <draw:line draw:style-name="gr3" draw:text-style-name="P2" draw:layer="layout" svg:x1="13.7cm" svg:y1="18.145cm" svg:x2="20.05cm" svg:y2="15.287cm">
          <text:p/>
        </draw:line>
        <draw:g xml:id="id1" draw:id="id1">
          <draw:frame draw:style-name="gr2" draw:text-style-name="P1" draw:layer="layout" svg:width="3.332cm" svg:height="0.977cm" draw:transform="rotate (1.5707963267949) translate (2.48cm 16.04cm)">
            <draw:image xlink:href="Pictures/100000000000007E00000025293D653C061BC3EF.png" xlink:type="simple" xlink:show="embed" xlink:actuate="onLoad" draw:mime-type="image/png">
              <text:p/>
            </draw:image>
          </draw:frame>
          <draw:frame draw:style-name="gr2" draw:text-style-name="P1" draw:layer="layout" svg:width="3.332cm" svg:height="0.977cm" draw:transform="rotate (1.5707963267949) translate (2.478cm 13.302cm)">
            <draw:image xlink:href="Pictures/100000000000007E00000025293D653C061BC3EF.png" xlink:type="simple" xlink:show="embed" xlink:actuate="onLoad" draw:mime-type="image/png">
              <text:p/>
            </draw:image>
          </draw:frame>
        </draw:g>
        <draw:g xml:id="id2" draw:id="id2">
          <draw:frame draw:style-name="gr2" draw:text-style-name="P1" draw:layer="layout" svg:width="3.332cm" svg:height="0.977cm" draw:transform="rotate (1.5707963267949) translate (1.32cm 16.397cm)">
            <draw:image xlink:href="Pictures/100000000000007E00000025293D653C061BC3EF.png" xlink:type="simple" xlink:show="embed" xlink:actuate="onLoad" draw:mime-type="image/png">
              <text:p/>
            </draw:image>
          </draw:frame>
          <draw:frame draw:style-name="gr2" draw:text-style-name="P1" draw:layer="layout" svg:width="3.332cm" svg:height="0.977cm" draw:transform="rotate (1.5707963267949) translate (1.317cm 13.659cm)">
            <draw:image xlink:href="Pictures/100000000000007E00000025293D653C061BC3EF.png" xlink:type="simple" xlink:show="embed" xlink:actuate="onLoad" draw:mime-type="image/png">
              <text:p/>
            </draw:image>
          </draw:frame>
          <draw:frame draw:style-name="gr2" draw:text-style-name="P1" draw:layer="layout" svg:width="3.332cm" svg:height="0.977cm" draw:transform="rotate (1.5707963267949) translate (1.32cm 10.999cm)">
            <draw:image xlink:href="Pictures/100000000000007E00000025293D653C061BC3EF.png" xlink:type="simple" xlink:show="embed" xlink:actuate="onLoad" draw:mime-type="image/png">
              <text:p/>
            </draw:image>
          </draw:frame>
          <draw:frame draw:style-name="gr2" draw:text-style-name="P1" draw:layer="layout" svg:width="3.332cm" svg:height="0.977cm" draw:transform="rotate (1.5707963267949) translate (1.317cm 8.262cm)">
            <draw:image xlink:href="Pictures/100000000000007E00000025293D653C061BC3EF.png" xlink:type="simple" xlink:show="embed" xlink:actuate="onLoad" draw:mime-type="image/png">
              <text:p/>
            </draw:image>
          </draw:frame>
          <draw:frame draw:style-name="gr2" draw:text-style-name="P1" draw:layer="layout" svg:width="3.332cm" svg:height="0.977cm" draw:transform="rotate (1.5707963267949) translate (1.32cm 5.602cm)">
            <draw:image xlink:href="Pictures/100000000000007E00000025293D653C061BC3EF.png" xlink:type="simple" xlink:show="embed" xlink:actuate="onLoad" draw:mime-type="image/png">
              <text:p/>
            </draw:image>
          </draw:frame>
        </draw:g>
        <draw:line draw:style-name="gr3" draw:text-style-name="P2" draw:layer="layout" svg:x1="3.155cm" svg:y1="18.249cm" svg:x2="3.222cm" svg:y2="15.922cm">
          <text:p/>
        </draw:line>
        <draw:line draw:style-name="gr3" draw:text-style-name="P2" draw:layer="layout" svg:x1="1.952cm" svg:y1="18.275cm" svg:x2="2.07cm" svg:y2="16.37cm">
          <text:p/>
        </draw:line>
        <draw:line draw:style-name="gr3" draw:text-style-name="P2" draw:layer="layout" svg:x1="5.679cm" svg:y1="18.28cm" svg:x2="1.952cm" svg:y2="18.28cm">
          <text:p/>
        </draw:line>
        <draw:line draw:style-name="gr4" draw:text-style-name="P2" draw:layer="layout" svg:x1="13.7cm" svg:y1="17.666cm" svg:x2="20.05cm" svg:y2="17.666cm">
          <text:p/>
        </draw:line>
        <draw:line draw:style-name="gr4" draw:text-style-name="P2" draw:layer="layout" svg:x1="1.317cm" svg:y1="17.827cm" svg:x2="5.814cm" svg:y2="17.692cm">
          <text:p/>
        </draw:line>
        <draw:line draw:style-name="gr4" draw:text-style-name="P2" draw:layer="layout" svg:x1="1.448cm" svg:y1="17.828cm" svg:x2="1.447cm" svg:y2="16.24cm">
          <text:p/>
        </draw:line>
        <draw:line draw:style-name="gr4" draw:text-style-name="P2" draw:layer="layout" svg:x1="2.662cm" svg:y1="17.827cm" svg:x2="2.587cm" svg:y2="15.922cm">
          <text:p/>
        </draw:line>
        <draw:connector draw:style-name="gr1" draw:text-style-name="P1" draw:layer="layout" svg:x1="1.807cm" svg:y1="16.397cm" svg:x2="5.501cm" svg:y2="17.159cm" draw:start-shape="id2" draw:start-glue-point="2" svg:d="M1807 16397v631h3694v131" svg:viewBox="0 0 3695 763">
          <text:p/>
        </draw:connector>
        <draw:frame draw:style-name="gr2" draw:text-style-name="P1" draw:layer="layout" svg:width="4.502cm" svg:height="3.505cm" draw:transform="rotate (1.5707963267949) translate (16.227cm 14.017cm)">
          <draw:image xlink:href="Pictures/1000000000000068000000519B0E54FAFE347D98.png" xlink:type="simple" xlink:show="embed" xlink:actuate="onLoad" draw:mime-type="image/png">
            <text:p/>
          </draw:image>
        </draw:frame>
        <draw:connector draw:style-name="gr5" draw:text-style-name="P1" draw:layer="layout" draw:line-skew="1.487cm" svg:x1="18.285cm" svg:y1="14.225cm" svg:x2="19.594cm" svg:y2="17.185cm" svg:d="M18285 14225v2967h1309v-7" svg:viewBox="0 0 1310 2968">
          <text:p/>
        </draw:connector>
        <draw:connector draw:style-name="gr6" draw:text-style-name="P1" draw:layer="layout" draw:line-skew="1.929cm" svg:x1="17.827cm" svg:y1="14.225cm" svg:x2="19.568cm" svg:y2="18.207cm" svg:d="M17827 14225v3920h1741v62" svg:viewBox="0 0 1742 3983">
          <text:p/>
        </draw:connector>
        <draw:frame draw:style-name="gr2" draw:text-style-name="P1" draw:layer="layout" svg:width="2.432cm" svg:height="2.935cm" svg:x="6.397cm" svg:y="1.952cm">
          <draw:image xlink:href="Pictures/100000000000005C0000006FD820130028911176.png" xlink:type="simple" xlink:show="embed" xlink:actuate="onLoad" draw:mime-type="image/png">
            <text:p/>
          </draw:image>
        </draw:frame>
        <draw:frame draw:style-name="gr7" draw:text-style-name="P1" draw:layer="layout" svg:width="2.431cm" svg:height="2.644cm" svg:x="12.221cm" svg:y="2.166cm">
          <draw:image xlink:href="Pictures/10000000000000B0000000649DD66EC13C9BF1CE.png" xlink:type="simple" xlink:show="embed" xlink:actuate="onLoad" draw:mime-type="image/png">
            <text:p/>
          </draw:image>
        </draw:frame>
        <draw:frame draw:style-name="gr8" draw:text-style-name="P1" draw:layer="layout" svg:width="2.222cm" svg:height="2.644cm" svg:x="18.15cm" svg:y="2.27cm">
          <draw:image xlink:href="Pictures/10000000000000B0000000649DD66EC13C9BF1CE.png" xlink:type="simple" xlink:show="embed" xlink:actuate="onLoad" draw:mime-type="image/png">
            <text:p/>
          </draw:image>
        </draw:frame>
        <draw:g>
          <draw:frame draw:style-name="gr9" draw:text-style-name="P1" draw:layer="layout" svg:width="2.046cm" svg:height="1.154cm" draw:transform="rotate (1.5707963267949) translate (5.248cm 4.675cm)">
            <draw:image xlink:href="Pictures/100000000000009C000000583E1BDC0B72D0F3F4.png" xlink:type="simple" xlink:show="embed" xlink:actuate="onLoad" draw:mime-type="image/png">
              <text:p text:style-name="P1">`</text:p>
            </draw:image>
          </draw:frame>
          <draw:frame draw:style-name="gr2" draw:text-style-name="P1" draw:layer="layout" svg:width="2.246cm" svg:height="0.756cm" draw:transform="rotate (1.5707963267949) translate (4.492cm 4.698cm)">
            <draw:image xlink:href="Pictures/10000000000000C1000000413CBEF16D644CCF27.png" xlink:type="simple" xlink:show="embed" xlink:actuate="onLoad" draw:mime-type="image/png">
              <text:p/>
            </draw:image>
          </draw:frame>
          <draw:frame draw:style-name="gr2" draw:text-style-name="P1" draw:layer="layout" svg:width="2.246cm" svg:height="0.756cm" draw:transform="rotate (1.5707963267949) translate (4.492cm 4.698cm)">
            <draw:image xlink:href="Pictures/10000000000000C1000000413CBEF16D644CCF27.png" xlink:type="simple" xlink:show="embed" xlink:actuate="onLoad" draw:mime-type="image/png">
              <text:p/>
            </draw:image>
          </draw:frame>
        </draw:g>
        <draw:g>
          <draw:frame draw:style-name="gr9" draw:text-style-name="P1" draw:layer="layout" svg:width="2.046cm" svg:height="1.154cm" draw:transform="rotate (1.5707963267949) translate (11.072cm 4.675cm)">
            <draw:image xlink:href="Pictures/100000000000009C000000583E1BDC0B72D0F3F4.png" xlink:type="simple" xlink:show="embed" xlink:actuate="onLoad" draw:mime-type="image/png">
              <text:p text:style-name="P1">`</text:p>
            </draw:image>
          </draw:frame>
          <draw:frame draw:style-name="gr2" draw:text-style-name="P1" draw:layer="layout" svg:width="2.246cm" svg:height="0.756cm" draw:transform="rotate (1.5707963267949) translate (10.316cm 4.698cm)">
            <draw:image xlink:href="Pictures/10000000000000C1000000413CBEF16D644CCF27.png" xlink:type="simple" xlink:show="embed" xlink:actuate="onLoad" draw:mime-type="image/png">
              <text:p/>
            </draw:image>
          </draw:frame>
          <draw:frame draw:style-name="gr2" draw:text-style-name="P1" draw:layer="layout" svg:width="2.246cm" svg:height="0.756cm" draw:transform="rotate (1.5707963267949) translate (10.316cm 4.698cm)">
            <draw:image xlink:href="Pictures/10000000000000C1000000413CBEF16D644CCF27.png" xlink:type="simple" xlink:show="embed" xlink:actuate="onLoad" draw:mime-type="image/png">
              <text:p/>
            </draw:image>
          </draw:frame>
        </draw:g>
        <draw:g>
          <draw:frame draw:style-name="gr9" draw:text-style-name="P1" draw:layer="layout" svg:width="2.046cm" svg:height="1.154cm" draw:transform="rotate (1.5707963267949) translate (16.996cm 4.675cm)">
            <draw:image xlink:href="Pictures/100000000000009C000000583E1BDC0B72D0F3F4.png" xlink:type="simple" xlink:show="embed" xlink:actuate="onLoad" draw:mime-type="image/png">
              <text:p text:style-name="P1">`</text:p>
            </draw:image>
          </draw:frame>
          <draw:frame draw:style-name="gr2" draw:text-style-name="P1" draw:layer="layout" svg:width="2.246cm" svg:height="0.756cm" draw:transform="rotate (1.5707963267949) translate (16.24cm 4.698cm)">
            <draw:image xlink:href="Pictures/10000000000000C1000000413CBEF16D644CCF27.png" xlink:type="simple" xlink:show="embed" xlink:actuate="onLoad" draw:mime-type="image/png">
              <text:p/>
            </draw:image>
          </draw:frame>
          <draw:frame draw:style-name="gr2" draw:text-style-name="P1" draw:layer="layout" svg:width="2.246cm" svg:height="0.756cm" draw:transform="rotate (1.5707963267949) translate (16.24cm 4.698cm)">
            <draw:image xlink:href="Pictures/10000000000000C1000000413CBEF16D644CCF27.png" xlink:type="simple" xlink:show="embed" xlink:actuate="onLoad" draw:mime-type="image/png">
              <text:p/>
            </draw:image>
          </draw:frame>
        </draw:g>
        <draw:connector draw:style-name="gr10" draw:text-style-name="P1" draw:layer="layout" draw:line-skew="3.147cm" svg:x1="10.525cm" svg:y1="1.93cm" svg:x2="16.624cm" svg:y2="2.27cm" svg:d="M10525 1930h6197v340h-98" svg:viewBox="0 0 6198 341">
          <text:p/>
        </draw:connector>
        <draw:connector draw:style-name="gr10" draw:text-style-name="P1" draw:layer="layout" draw:line-skew="3.147cm" svg:x1="4.645cm" svg:y1="1.93cm" svg:x2="10.744cm" svg:y2="2.27cm" svg:d="M4645 1930h6197v340h-98" svg:viewBox="0 0 6198 341">
          <text:p/>
        </draw:connector>
        <draw:line draw:style-name="gr11" draw:text-style-name="P2" draw:layer="layout" svg:x1="5.023cm" svg:y1="2.587cm" svg:x2="5.023cm" svg:y2="1.952cm">
          <text:p/>
        </draw:line>
        <draw:line draw:style-name="gr11" draw:text-style-name="P2" draw:layer="layout" svg:x1="3.54cm" svg:y1="1.952cm" svg:x2="3.54cm" svg:y2="7.35cm">
          <text:p/>
        </draw:line>
        <draw:line draw:style-name="gr11" draw:text-style-name="P2" draw:layer="layout" svg:x1="14.652cm" svg:y1="7.35cm" svg:x2="3.54cm" svg:y2="7.35cm">
          <text:p/>
        </draw:line>
        <draw:line draw:style-name="gr11" draw:text-style-name="P2" draw:layer="layout" svg:x1="5.127cm" svg:y1="1.952cm" svg:x2="3.54cm" svg:y2="1.952cm">
          <text:p/>
        </draw:line>
        <draw:line draw:style-name="gr11" draw:text-style-name="P2" draw:layer="layout" svg:x1="13.7cm" svg:y1="9.89cm" svg:x2="14.652cm" svg:y2="9.89cm">
          <text:p/>
        </draw:line>
        <draw:line draw:style-name="gr11" draw:text-style-name="P2" draw:layer="layout" svg:x1="14.652cm" svg:y1="7.35cm" svg:x2="14.652cm" svg:y2="9.89cm">
          <text:p/>
        </draw:line>
        <draw:line draw:style-name="gr4" draw:text-style-name="P2" draw:layer="layout" svg:x1="5.918cm" svg:y1="2.775cm" svg:x2="5.918cm" svg:y2="1.317cm">
          <text:p/>
        </draw:line>
        <draw:line draw:style-name="gr4" draw:text-style-name="P2" draw:layer="layout" svg:x1="11.743cm" svg:y1="2.665cm" svg:x2="11.743cm" svg:y2="1.317cm">
          <text:p/>
        </draw:line>
        <draw:line draw:style-name="gr4" draw:text-style-name="P2" draw:layer="layout" svg:x1="17.643cm" svg:y1="2.665cm" svg:x2="17.643cm" svg:y2="1.395cm">
          <text:p/>
        </draw:line>
        <draw:line draw:style-name="gr12" draw:text-style-name="P2" draw:layer="layout" svg:x1="5.866cm" svg:y1="1.317cm" svg:x2="21.106cm" svg:y2="1.317cm">
          <text:p/>
        </draw:line>
        <draw:line draw:style-name="gr13" draw:text-style-name="P2" draw:layer="layout" svg:x1="21.002cm" svg:y1="1.317cm" svg:x2="21.002cm" svg:y2="8.62cm">
          <text:p/>
        </draw:line>
        <draw:line draw:style-name="gr4" draw:text-style-name="P2" draw:layer="layout" svg:x1="15.287cm" svg:y1="8.62cm" svg:x2="21.002cm" svg:y2="8.62cm">
          <text:p/>
        </draw:line>
        <draw:line draw:style-name="gr13" draw:text-style-name="P2" draw:layer="layout" svg:x1="13.7cm" svg:y1="17.51cm" svg:x2="15.287cm" svg:y2="16.557cm">
          <text:p/>
        </draw:line>
        <draw:line draw:style-name="gr13" draw:text-style-name="P2" draw:layer="layout" svg:x1="15.287cm" svg:y1="8.62cm" svg:x2="15.287cm" svg:y2="16.557cm">
          <text:p/>
        </draw:line>
        <draw:connector draw:style-name="gr14" draw:text-style-name="P1" draw:layer="layout" draw:line-skew="4.841cm" svg:x1="5.003cm" svg:y1="4.925cm" svg:x2="5.579cm" svg:y2="14.697cm" svg:d="M5003 4925v9727h576v45" svg:viewBox="0 0 577 9773">
          <text:p/>
        </draw:connector>
        <draw:connector draw:style-name="gr15" draw:text-style-name="P1" draw:layer="layout" draw:line-skew="-3.119cm" svg:x1="10.845cm" svg:y1="4.978cm" svg:x2="4.112cm" svg:y2="12.784cm" svg:d="M10845 4978v784h-6733v7022" svg:viewBox="0 0 6734 7807">
          <text:p/>
        </draw:connector>
        <draw:line draw:style-name="gr16" draw:text-style-name="P2" draw:layer="layout" svg:x1="5.445cm" svg:y1="12.747cm" svg:x2="4.175cm" svg:y2="12.747cm">
          <text:p/>
        </draw:line>
        <draw:connector draw:style-name="gr17" draw:text-style-name="P1" xml:id="id3" draw:id="id3" draw:layer="layout" draw:line-skew="6.174cm" svg:x1="16.765cm" svg:y1="4.899cm" svg:x2="4.636cm" svg:y2="6.628cm" svg:d="M16765 4899h110v1729h-12239" svg:viewBox="0 0 12240 1730">
          <text:p/>
        </draw:connector>
        <draw:connector draw:style-name="gr17" draw:text-style-name="P1" draw:layer="layout" draw:line-skew="4.42cm" svg:x1="5.448cm" svg:y1="15.875cm" svg:x2="4.636cm" svg:y2="6.628cm" draw:end-shape="id3" draw:end-glue-point="3" svg:d="M5448 15875v60h-812v-9307" svg:viewBox="0 0 813 9308">
          <text:p/>
        </draw:connector>
        <draw:connector draw:style-name="gr18" draw:text-style-name="P1" xml:id="id4" draw:id="id4" draw:layer="layout" draw:line-skew="4.127cm" svg:x1="5.579cm" svg:y1="15.325cm" svg:x2="5.475cm" svg:y2="6.995cm" svg:d="M5579 15325v-38h-104v-8292" svg:viewBox="0 0 105 8331">
          <text:p/>
        </draw:connector>
        <draw:connector draw:style-name="gr18" draw:text-style-name="P1" draw:layer="layout" draw:line-skew="1.388cm" svg:x1="5.475cm" svg:y1="6.995cm" svg:x2="17.682cm" svg:y2="4.794cm" draw:start-shape="id4" draw:start-glue-point="3" svg:d="M5475 6995v24h12207v-2225" svg:viewBox="0 0 12208 2226">
          <text:p/>
        </draw:connector>
        <draw:connector draw:style-name="gr19" draw:text-style-name="P1" xml:id="id5" draw:id="id5" draw:layer="layout" draw:line-skew="4.015cm" svg:x1="11.762cm" svg:y1="4.899cm" svg:x2="3.798cm" svg:y2="5.475cm" svg:d="M11762 4899h33v576h-7997" svg:viewBox="0 0 7998 577">
          <text:p/>
        </draw:connector>
        <draw:connector draw:style-name="gr19" draw:text-style-name="P1" draw:layer="layout" draw:line-skew="3.979cm" svg:x1="3.798cm" svg:y1="5.475cm" svg:x2="5.606cm" svg:y2="13.465cm" draw:start-shape="id5" draw:start-glue-point="3" svg:d="M3798 5475v8238h1808v-248" svg:viewBox="0 0 1809 8239">
          <text:p/>
        </draw:connector>
        <draw:connector draw:style-name="gr20" draw:text-style-name="P1" draw:layer="layout" draw:line-skew="-4.383cm" svg:x1="5.894cm" svg:y1="4.899cm" svg:x2="5.213cm" svg:y2="14.12cm" svg:d="M5894 4899v228h-681v8993" svg:viewBox="0 0 682 9222">
          <text:p/>
        </draw:connector>
        <draw:line draw:style-name="gr21" draw:text-style-name="P2" draw:layer="layout" svg:x1="5.762cm" svg:y1="14.017cm" svg:x2="5.127cm" svg:y2="14.017cm">
          <text:p/>
        </draw:line>
        <draw:line draw:style-name="gr22" draw:text-style-name="P2" draw:layer="layout" svg:x1="13.7cm" svg:y1="15.287cm" svg:x2="20.367cm" svg:y2="15.922cm">
          <text:p/>
        </draw:line>
        <draw:line draw:style-name="gr23" draw:text-style-name="P2" draw:layer="layout" svg:x1="13.7cm" svg:y1="14.652cm" svg:x2="20.367cm" svg:y2="15.605cm">
          <text:p/>
        </draw:line>
        <draw:frame draw:style-name="gr24" draw:text-style-name="P3" draw:layer="layout" svg:width="10.16cm" svg:height="0.962cm" svg:x="8.89cm" svg:y="19.732cm">
          <draw:text-box>
            <text:p text:style-name="P1">Kid Kitchen Circuit - v1</text:p>
          </draw:text-box>
        </draw:frame>
        <draw:frame draw:style-name="gr25" draw:text-style-name="P5" draw:layer="layout" svg:width="1.587cm" svg:height="0.725cm" svg:x="1cm" svg:y="1.317cm">
          <draw:text-box>
            <text:p text:style-name="P4"><text:span text:style-name="T1">Oven</text:span></text:p>
          </draw:text-box>
        </draw:frame>
        <draw:frame draw:style-name="gr25" draw:text-style-name="P5" draw:layer="layout" svg:width="1.905cm" svg:height="0.725cm" svg:x="2.27cm" svg:y="9.165cm">
          <draw:text-box>
            <text:p text:style-name="P4"><text:span text:style-name="T1">Stov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10:23:49.252735669</meta:creation-date>
    <dc:date>2022-09-23T11:34:26.965416784</dc:date>
    <meta:editing-duration>PT7M53S</meta:editing-duration>
    <meta:editing-cycles>2</meta:editing-cycles>
    <meta:generator>LibreOffice/7.3.6.2$Linux_X86_64 LibreOffice_project/30$Build-2</meta:generator>
    <meta:document-statistic meta:object-count="71"/>
  </office:meta>
</office:document-meta>
</file>